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0">
      <style:table-cell-properties fo:border-bottom="0.74pt solid #000000" fo:border-left="0.74pt solid #000000" fo:border-right="none" fo:border-top="0.06pt solid #000000"/>
    </style:style>
    <style:style style:name="ce47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ans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81" style:family="table-cell" style:parent-style-name="Default" style:data-style-name="N0">
      <style:table-cell-properties fo:border-bottom="0.74pt solid #000000" fo:border-left="none" fo:border-right="0.74pt solid #000000" fo:border-top="0.06pt solid #000000"/>
      <style:text-properties style:font-name="Liberation Sans"/>
    </style:style>
    <style:style style:name="ce89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119" style:family="table-cell" style:parent-style-name="Default">
      <style:table-cell-properties fo:border-bottom="0.74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74pt solid #000000" fo:wrap-option="wrap" fo:border-left="none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14" style:family="table-cell" style:parent-style-name="Default" style:data-style-name="N0">
      <style:table-cell-properties fo:wrap-option="wrap" fo:border="none" style:vertical-align="automatic"/>
      <style:text-properties style:font-name="Liberation Sans" style:font-name-asian="Liberation Serif" style:font-name-complex="Liberation Serif"/>
    </style:style>
    <style:style style:name="ce124" style:family="table-cell" style:parent-style-name="Default" style:data-style-name="N0">
      <style:table-cell-properties fo:border-bottom="0.74pt solid #000000" fo:wrap-option="wrap" fo:border-left="none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ans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74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fo:border-bottom="0.06pt solid #000000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46" style:family="table-cell" style:parent-style-name="Default" style:data-style-name="N0">
      <style:table-cell-properties fo:border-bottom="0.74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9" style:family="table-cell" style:parent-style-name="Default" style:data-style-name="N0">
      <style:table-cell-properties fo:border-bottom="0.74pt solid #000000" fo:border-left="none" fo:border-right="0.74pt solid #000000" fo:border-top="0.06pt solid #000000"/>
    </style:style>
    <style:style style:name="ce14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text-position="0% 100%" style:font-weight-asian="normal" style:font-weight-complex="normal"/>
    </style:style>
    <style:style style:name="T9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2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/>
    </style:style>
    <style:style style:name="T18" style:family="text">
      <style:text-properties style:text-underline-style="none" style:text-underline-color="font-color" style:font-weight-asian="bold" style:font-weight-complex="bold" style:language-asian="zh" style:country-asian="CN" style:text-line-through-mode="continuous" fo:text-shadow="none" style:text-outline="false" fo:font-style="normal" style:text-line-through-type="none" fo:font-size="10pt" fo:color="#000000" style:font-name-asian="Liberation Sans1" style:language-complex="hi" style:country-complex="IN" style:text-overline-style="none" style:text-overline-color="font-color" style:text-emphasize="none" fo:language="en" fo:country="US" fo:font-weight="bold" style:font-name-complex="Liberation Sans1" style:font-size-asian="10pt" style:font-size-complex="10pt" style:font-style-asian="normal" style:font-style-complex="normal" style:font-relief="none" style:font-name="Liberation Sans1"/>
    </style:style>
    <style:style style:name="T19" style:family="text">
      <style:text-properties style:text-underline-style="none" style:text-underline-color="font-color" style:language-asian="zh" style:country-asian="CN" style:text-line-through-mode="continuous" fo:text-shadow="none" style:text-outline="false" fo:font-style="normal" style:text-line-through-type="none" fo:font-size="10pt" fo:color="#000000" style:font-name-asian="Liberation Sans1" style:language-complex="hi" style:country-complex="IN" style:text-overline-style="none" style:text-overline-color="font-color" style:text-emphasize="none" fo:language="en" fo:country="US" style:font-name-complex="Liberation Sans1" style:font-size-asian="10pt" style:font-size-complex="10pt" style:font-style-asian="normal" style:font-style-complex="normal" style:font-relief="none" style:font-name="Liberation Sans1" style:font-weight-complex="normal" fo:font-weight="normal" style:font-weight-asian="normal"/>
    </style:style>
    <style:style style:name="T20" style:family="text">
      <style:text-properties style:text-underline-style="none" style:text-underline-color="font-color" style:language-asian="zh" style:country-asian="CN" style:text-line-through-mode="continuous" fo:text-shadow="none" style:text-outline="false" fo:font-style="normal" style:text-line-through-type="none" fo:font-size="10pt" fo:color="#000000" style:font-name-asian="Liberation Sans1" style:language-complex="hi" style:country-complex="IN" style:text-overline-style="none" style:text-overline-color="font-color" style:text-emphasize="none" fo:language="en" fo:country="US" style:font-name-complex="Liberation Sans1" style:font-size-asian="10pt" style:font-size-complex="10pt" style:font-style-asian="normal" style:font-style-complex="normal" style:font-relief="none" style:font-name="Liberation Sans1" style:font-weight-complex="bold" fo:font-weight="bold" style:font-weight-asian="bold"/>
    </style:style>
    <style:style style:name="T21" style:family="text">
      <style:text-properties style:text-underline-style="none" style:text-underline-color="font-color" style:language-asian="zh" style:country-asian="CN" style:text-line-through-mode="continuous" fo:text-shadow="none" style:text-outline="false" fo:font-style="normal" style:text-line-through-type="none" fo:font-size="10pt" fo:color="#000000" style:font-name-asian="Liberation Sans1" style:language-complex="hi" style:country-complex="IN" style:text-overline-style="none" style:text-overline-color="font-color" style:text-emphasize="none" fo:language="en" fo:country="US" style:font-name-complex="Liberation Sans1" style:font-size-asian="10pt" style:font-size-complex="10pt" style:font-style-asian="normal" style:font-style-complex="normal" style:font-relief="none" style:font-name="Liberation Sans1" style:font-weight-asian="normal" style:font-weight-complex="normal" fo:font-weight="normal"/>
    </style:style>
    <style:style style:name="T22" style:family="text">
      <style:text-properties style:text-underline-style="none" style:text-underline-color="font-color" style:language-asian="zh" style:country-asian="CN" style:text-line-through-mode="continuous" fo:text-shadow="none" style:text-outline="false" fo:font-style="normal" style:text-line-through-type="none" fo:font-size="10pt" fo:color="#000000" style:font-name-asian="Liberation Sans1" style:language-complex="hi" style:country-complex="IN" style:text-overline-style="none" style:text-overline-color="font-color" style:text-emphasize="none" fo:language="en" fo:country="US" style:font-name-complex="Liberation Sans1" style:font-size-asian="10pt" style:font-size-complex="10pt" style:font-style-asian="normal" style:font-style-complex="normal" style:font-relief="none" style:font-name="Liberation Sans1" fo:font-weight="bold" style:font-weight-asian="bold" style:font-weight-complex="bold"/>
    </style:style>
    <style:style style:name="T23" style:family="text">
      <style:text-properties style:text-underline-style="none" style:text-underline-color="font-color" style:language-asian="zh" style:country-asian="CN" style:text-line-through-mode="continuous" fo:text-shadow="none" style:text-outline="false" fo:font-style="normal" style:text-line-through-type="none" fo:font-size="10pt" fo:color="#000000" style:font-name-asian="Liberation Sans1" style:language-complex="hi" style:country-complex="IN" style:text-overline-style="none" style:text-overline-color="font-color" style:text-emphasize="none" fo:language="en" fo:country="US" style:font-name-complex="Liberation Sans1" style:font-size-asian="10pt" style:font-size-complex="10pt" style:font-style-asian="normal" style:font-style-complex="normal" style:font-relief="none" style:font-name="Liberation Sans1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92" office:value-type="string" calcext:value-type="string">
            <text:p>𝛆</text:p>
          </table:table-cell>
          <table:table-cell table:style-name="ce98" office:value-type="string" calcext:value-type="string">
            <text:p>&lt;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13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14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varDeclaration&gt; | &lt;statement&gt;</text:p>
          </table:table-cell>
          <table:table-cell table:style-name="ce11" office:value-type="string" calcext:value-type="string">
            <text:p><text:span text:style-name="T9">&lt;</text:span><text:span text:style-name="T10">varDeclaration</text:span>&gt;</text:p>
          </table:table-cell>
          <table:table-cell table:style-name="ce98" office:value-type="string" calcext:value-type="string">
            <text:p><text:span text:style-name="T9">&lt;</text:span><text:span text:style-name="T10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varDeclaration&gt; | &lt;funcDeclaration&gt; | &lt;typeDeclaration&gt;</text:p>
          </table:table-cell>
          <table:table-cell table:style-name="ce116" office:value-type="string" calcext:value-type="string">
            <text:p><text:span text:style-name="T3">&lt;declarationAttributes&gt;</text:span> (<text:span text:style-name="T4">VOID</text:span> | (&lt;type&gt; <text:span text:style-name="T4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3">&lt;varDeclarationAttribute&gt;</text:span><text:span text:style-name="T4"> </text:span><text:span text:style-name="T5">&lt;type&gt;</text:span><text:span text:style-name="T4"> ID </text:span><text:span text:style-name="T6">!</text:span><text:span text:style-name="T7">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<text:span text:style-name="T3">&lt;varDeclarationAttribute&gt; &lt;type&gt;</text:span><text:span text:style-name="T11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44" office:value-type="string" calcext:value-type="string">
            <text:p>&lt;funcDeclaration&gt;</text:p>
          </table:table-cell>
          <table:table-cell table:style-name="ce81" office:value-type="string" calcext:value-type="string">
            <text:p>(<text:span text:style-name="T4">VOID</text:span> | (&lt;type&gt;) <text:span text:style-name="T4">ID 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40" office:value-type="string" calcext:value-type="string">
            <text:p>(<text:span text:style-name="T1">VOID | </text:span><text:span text:style-name="T12">&lt;type&gt;)</text:span><text:span text:style-name="T13"> ID</text:span> <text:span text:style-name="T1">PARENTHESIS_OPEN</text:span> &lt;params&gt; <text:span text:style-name="T1">PARENTHESIS_CLOSE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7" office:value-type="string" calcext:value-type="string">
            <text:p><text:span text:style-name="T3">&lt;varDeclarationAttribute</text:span>&gt;</text:p>
          </table:table-cell>
          <table:table-cell table:style-name="ce89" office:value-type="string" calcext:value-type="string">
            <text:p>&lt;final&gt; | &lt;inline&gt;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Default" office:value-type="string" calcext:value-type="string">
            <text:p>&lt;paramDeclarationAttribute&gt;</text:p>
          </table:table-cell>
          <table:table-cell table:style-name="ce89" office:value-type="string" calcext:value-type="string">
            <text:p>&lt;final&gt;</text:p>
          </table:table-cell>
          <table:table-cell table:style-name="ce124" office:value-type="string" calcext:value-type="string">
            <text:p>𝛆</text:p>
          </table:table-cell>
          <table:table-cell table:style-name="Default" office:value-type="string" calcext:value-type="string">
            <text:p>&lt;final&gt;?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2" office:value-type="string" calcext:value-type="string">
            <text:p>&lt;typeDeclaration&gt;</text:p>
          </table:table-cell>
          <table:table-cell table:style-name="ce108" office:value-type="string" calcext:value-type="string">
            <text:p>TYPEDEF</text:p>
          </table:table-cell>
          <table:table-cell table:style-name="ce34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4">TYPEDEF</text:span><text:span text:style-name="T15"> </text:span><text:span text:style-name="T16">BRACES_OPEN</text:span><text:span text:style-name="T15"> &lt;typeDefCode&gt; </text:span><text:span text:style-name="T16">BRACES_CLOSE ID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Default" office:value-type="string" calcext:value-type="string">
            <text:p>&lt;propertyDeclaration&gt;</text:p>
          </table:table-cell>
          <table:table-cell table:style-name="Default" office:value-type="string" calcext:value-type="string">
            <text:p>&lt;type&gt; <text:span text:style-name="T4">ID</text:span></text:p>
          </table:table-cell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type&gt; <text:span text:style-name="T4">ID STATEMENT_END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8">&lt;declarationAttributes&gt; |</text:span> <text:span text:style-name="T5">&lt;type&gt;</text:span>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<text:span text:style-name="T5">&lt;declarationAttributes&gt; &lt;type&gt;</text:span>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RACES_OPEN</text:span> &lt;bodyCode&gt; <text:span text:style-name="T4">BRACES</text:span><text:span text:style-name="T17">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style-name="Default"/>
          <table:table-cell table:number-columns-repeated="45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9">&lt;preUnaryOp&gt;? </text:span><text:span text:style-name="T10">&lt;value&gt;</text:span>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ce54" office:value-type="string" calcext:value-type="string">
            <text:p>&lt;value&gt;</text:p>
          </table:table-cell>
          <table:table-cell table:style-name="ce100" office:value-type="string" calcext:value-type="string">
            <text:p>&lt;call&gt; | &lt;parenthesis_expression&gt; | &lt;const&gt; | &lt;variable&gt; | &lt;struct&gt;</text:p>
          </table:table-cell>
          <table:table-cell table:style-name="ce54" office:value-type="string" calcext:value-type="string">
            <text:p>&lt;call&gt;</text:p>
          </table:table-cell>
          <table:table-cell table:style-name="ce100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21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4">PARENTHESIS_OPEN</text:span> &lt;expression&gt; <text:span text:style-name="T4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2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4">BRACES_OPEN</text:span> (&lt;expression&gt; (SEPARATOR &lt;expression&gt;)* )? <text:span text:style-name="T4">BRACE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22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73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23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riable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50" office:value-type="string" calcext:value-type="string">
            <text:p>&lt;externStatement&gt;</text:p>
          </table:table-cell>
          <table:table-cell table:style-name="ce119" office:value-type="string" calcext:value-type="string">
            <text:p>EXTERN</text:p>
          </table:table-cell>
          <table:table-cell table:style-name="ce146" office:value-type="string" calcext:value-type="string">
            <text:p>𝛆</text:p>
          </table:table-cell>
          <table:table-cell table:style-name="ce50" office:value-type="string" calcext:value-type="string">
            <text:p><text:span text:style-name="T18">EXTERN</text:span><text:span text:style-name="T19"> (</text:span><text:span text:style-name="T20">VOID | </text:span><text:span text:style-name="T21">&lt;type&gt;)</text:span><text:span text:style-name="T22"> ID</text:span><text:span text:style-name="T23"> </text:span><text:span text:style-name="T22">PARENTHESIS_OPEN</text:span><text:span text:style-name="T19"> &lt;params&gt; </text:span><text:span text:style-name="T22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Default" table:number-columns-repeated="4"/>
          <table:table-cell table:number-columns-repeated="16376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376"/>
        </table:table-row>
        <table:table-row table:style-name="ro1" table:number-rows-repeated="9">
          <table:table-cell table:number-columns-repeated="4"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31T15:14:15.577167414</dc:date>
    <meta:editing-cycles>623</meta:editing-cycles>
    <meta:editing-duration>PT3H21M3S</meta:editing-duration>
    <meta:document-statistic meta:table-count="1" meta:cell-count="491" meta:object-count="0"/>
  </office:meta>
</office:document-meta>
</file>